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AHN-Entry" style:family="paragraph" style:parent-style-name="AHN-Entry">
      <style:paragraph-properties fo:break-before="page"/>
    </style:style>
    <style:style style:name="XAHN-Entry" style:family="paragraph">
      <style:paragraph-properties fo:text-align="start" style:font-name="Times New Roman" fo:font-size="12.00pt" style:font-size-asian="12.00pt" fo:color="#000000" fo:text-indent="-1.00cm" fo:margin-right="0.00cm" fo:margin-left="1.00cm" fo:margin-top="0.12cm" fo:margin-bottom="0.12cm"/>
    </style:style>
    <style:style style:name="FAHN-Entry" style:family="text">
      <style:text-properties fo:text-align="start" style:font-name="Times New Roman" fo:color="#000000" fo:font-size="12.00pt" style:font-size-asian="12.00pt"/>
    </style:style>
    <style:style style:name="NLAHN-Generation" style:family="paragraph" style:parent-style-name="AHN-Generation">
      <style:paragraph-properties fo:break-before="page"/>
    </style:style>
    <style:style style:name="XAHN-Generation" style:family="paragraph">
      <style:paragraph-properties fo:keep-with-next="auto" fo:text-align="start" style:font-name="Arial" fo:font-size="14.00pt" style:font-size-asian="14.00pt" fo:color="#000000" fo:font-style="italic" fo:text-indent="0.00cm" fo:margin-right="0.00cm" fo:margin-left="0.00cm" fo:margin-top="0.12cm" fo:margin-bottom="0.12cm"/>
    </style:style>
    <style:style style:name="FAHN-Generation" style:family="text">
      <style:text-properties fo:text-align="start" style:font-name="Arial" fo:color="#000000" fo:font-style="italic" fo:font-size="14.00pt" style:font-size-asian="14.00pt"/>
    </style:style>
    <style:style style:name="NLAHN-Title" style:family="paragraph" style:parent-style-name="AHN-Title">
      <style:paragraph-properties fo:break-before="page"/>
    </style:style>
    <style:style style:name="XAHN-Title" style:family="paragraph">
      <style:paragraph-properties fo:keep-with-next="auto" fo:text-align="center" style:justify-single-word="false" style:font-name="Arial" fo:font-size="16.00pt" style:font-size-asian="16.00pt" fo:color="#000000" fo:font-weight="bold" fo:text-indent="0.00cm" fo:margin-right="0.00cm" fo:margin-left="0.00cm" fo:margin-top="0.25cm" fo:margin-bottom="0.25cm"/>
    </style:style>
    <style:style style:name="FAHN-Title" style:family="text">
      <style:text-properties fo:text-align="center" style:justify-single-word="false" style:font-name="Arial" fo:color="#000000" fo:font-weight="bold" fo:font-size="16.00pt" style:font-size-asian="16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h text:style-name="AHN-Title" text:outline-level="1"><text:toc-mark text:string-value="Ahnentafel Report for Garner, Rita Marie" text:outline-level="1"/>Ahnentafel Report for Garner, Rita Marie</text:h>
      <text:h text:style-name="AHN-Generation" text:outline-level="2">Generation 1</text:h>
      <text:p text:style-name="AHN-Entry">1.<text:tab/><text:span text:style-name="Tbold"><text:alphabetical-index-mark text:string-value="Garner, Rita Marie (1952-09-07 -  )"/>Garner, Rita Marie</text:span>. Rita Marie was born on 1952-09-07 in Worthington, MN, USA.  </text:p>
      <text:h text:style-name="AHN-Generation" text:outline-level="2">Generation 2</text:h>
      <text:p text:style-name="AHN-Entry">2.<text:tab/><text:span text:style-name="Tbold"><text:alphabetical-index-mark text:string-value="Garner, Howard Lane (1928-07-09 -  )"/>Garner, Howard Lane</text:span>. Howard Lane was born on 1928-07-09 in LaGrange, GA, USA.  </text:p>
      <text:p text:style-name="AHN-Entry">3.<text:tab/><text:span text:style-name="Tbold"><text:alphabetical-index-mark text:string-value="Marín, Mary Anne (1927-01-13 -  )"/>Marín, Mary Anne</text:span>. Mary Anne was born on 1927-01-13 in Worthington, MN, USA.  </text:p>
      <text:h text:style-name="AHN-Generation" text:outline-level="2">Generation 3</text:h>
      <text:p text:style-name="AHN-Entry">4.<text:tab/><text:span text:style-name="Tbold"><text:alphabetical-index-mark text:string-value="Garner, Eugene Stanley (1895-12-01 - 1984-03-01)"/>Garner, Eugene Stanley</text:span>. Eugene Stanley was born on 1895-12-01 in Portsmouth, OH, USA.  He died on 1984-03-01 in Twin Falls, Twin Falls, ID, USA.  He was buried on 1984-03-03 in Twin Falls, Twin Falls, ID, USA. </text:p>
      <text:p text:style-name="AHN-Entry">5.<text:tab/><text:span text:style-name="Tbold"><text:alphabetical-index-mark text:string-value="Reed, Frances Lucille (Babe) (1902-07-08 - 1988-08-09)"/>Reed, Frances Lucille (Babe)</text:span>. Frances Lucille (Babe) was born on 1902-07-08 in Worthington, MN, USA.  She died on 1988-08-09 in Worthington, MN, USA.  She was buried on 1988-08-11 in Worthington, MN, USA. </text:p>
      <text:p text:style-name="AHN-Entry">6.<text:tab/><text:span text:style-name="Tbold"><text:alphabetical-index-mark text:string-value="Marín, Walter Matthew (1893-12-29 - 1969-01-16)"/>Marín, Walter Matthew</text:span>. Walter Matthew was born on 1893-12-29 in Worthington, MN, USA.  He died on 1969-01-16 in Worthington, MN, USA.  He was buried on 1969-01-18 in Worthington, MN, USA. </text:p>
      <text:p text:style-name="AHN-Entry">7.<text:tab/><text:span text:style-name="Tbold"><text:alphabetical-index-mark text:string-value="Boucher, Mary Cecilia (1890-02-17 - 1945-06-03)"/>Boucher, Mary Cecilia</text:span>. Mary Cecilia was born on 1890-02-17 in Worthington, MN, USA.  She died on 1945-06-03 in Worthington, MN, USA.  She was buried on 1945-06-05 in Worthington, MN, USA. </text:p>
      <text:h text:style-name="AHN-Generation" text:outline-level="2">Generation 4</text:h>
      <text:p text:style-name="AHN-Entry">8.<text:tab/><text:span text:style-name="Tbold"><text:alphabetical-index-mark text:string-value="Garner von Zieliński, Lewis Anderson Sr (1855-06-21 - 1911-06-28)"/>Garner von Zieliński, Lewis Anderson Sr</text:span>. Lewis Anderson was born on 1855-06-21 in Great Falls, MT, USA.  He died on 1911-06-28 in Twin Falls, Twin Falls, ID, USA.  He was buried on 1911-07-01 in Twin Falls, Twin Falls, ID, USA. </text:p>
      <text:p text:style-name="AHN-Entry">9.<text:tab/><text:span text:style-name="Tbold"><text:alphabetical-index-mark text:string-value="Martel, Luella Jacques (1852-01-23 - 1921-04-28)"/>Martel, Luella Jacques</text:span>. Luella Jacques was born on 1852-01-23 in Eureka, Humboldt, CA, USA.  She died on 1921-04-28 in Myrtle Beach, SC, USA.  She was buried on 1921-04-30 in Myrtle Beach, SC, USA. </text:p>
      <text:p text:style-name="AHN-Entry">10.<text:tab/><text:span text:style-name="Tbold"><text:alphabetical-index-mark text:string-value="Reed, Francis Vincent (1857-05-02 - 1945-03-02)"/>Reed, Francis Vincent</text:span>. Francis Vincent was born on 1857-05-02 in Mount Sterling, Montgomery, KY, USA.  He died on 1945-03-02 in Ottawa, La Salle, IL, USA.  He was buried on 1945-03-04 in Ottawa, La Salle, IL, USA. </text:p>
      <text:p text:style-name="AHN-Entry">11.<text:tab/><text:span text:style-name="Tbold"><text:alphabetical-index-mark text:string-value="Тихонов, Catherine Virginia (1864-01-27 - 1903-11-27)"/>Тихонов, Catherine Virginia</text:span>. Catherine Virginia was born on 1864-01-27 in Ottawa, La Salle, IL, USA.  She died on 1903-11-27 in Ottawa, La Salle, IL, USA.  She was buried on 1903-11-29 in Lexington, NC, USA. </text:p>
      <text:p text:style-name="AHN-Entry">12.<text:tab/><text:span text:style-name="Tbold"><text:alphabetical-index-mark text:string-value="Marín, Moses Wallace (1862-04-08 - 1909-08-08)"/>Marín, Moses Wallace</text:span>. Moses Wallace was born on 1862-04-08 in Riverton, WY, USA.  He died on 1909-08-08 in Worthington, MN, USA.  He was buried on 1909-08-10 in Worthington, MN, USA. </text:p>
      <text:p text:style-name="AHN-Entry">13.<text:tab/><text:span text:style-name="Tbold"><text:alphabetical-index-mark text:string-value="Landry, Eleanor (Nellie) Therese (1864-12-00 - 1935-12-12)"/>Landry, Eleanor (Nellie) Therese</text:span>. Eleanor (Nellie) Therese was born in 1864-12-00 in Worthington, MN, USA.  She died on 1935-12-12 in Adjuntas, PR, USA.  She was buried on 1935-12-14 in Worthington, MN, USA. </text:p>
      <text:p text:style-name="AHN-Entry">14.<text:tab/><text:span text:style-name="Tbold"><text:alphabetical-index-mark text:string-value="Boucher, William Bernard (1854-01-25 - 1928-12-27)"/>Boucher, William Bernard</text:span>. William Bernard was born on 1854-01-25 in Union, SC, USA.  He died on 1928-12-27 in Worthington, MN, USA.  He was buried on 1928-12-29 in Worthington, MN, USA. </text:p>
      <text:p text:style-name="AHN-Entry">15.<text:tab/><text:span text:style-name="Tbold"><text:alphabetical-index-mark text:string-value="Reeves, Maria (1856-11-26 - 1929-01-29)"/>Reeves, Maria</text:span>. Maria was born on 1856-11-26 in Big Spring, Howard, TX, USA.  She died on 1929-01-29 in Worthington, MN, USA.  She was buried on 1929-01-31 in Worthington, MN, USA. </text:p>
      <text:h text:style-name="AHN-Generation" text:outline-level="2">Generation 5</text:h>
      <text:p text:style-name="AHN-Entry">18.<text:tab/><text:span text:style-name="Tbold"><text:alphabetical-index-mark text:string-value="Martel, Henry (1805-10-27 - 1902-01-18)"/>Martel, Henry</text:span>. Henry was born on 1805-10-27 in Wauchula, Hardee, FL, USA.  He died on 1902-01-18 in Helena, MT, USA.  He was buried in 1902 in Helena, MT, USA. </text:p>
      <text:p text:style-name="AHN-Entry">19.<text:tab/><text:span text:style-name="Tbold"><text:alphabetical-index-mark text:string-value="Hébert, Ruth Ann ( - 1843)"/>Hébert, Ruth Ann</text:span>. Ruth Ann was born in Ardmore, OK, USA.  She died in 1843.  </text:p>
      <text:p text:style-name="AHN-Entry">20.<text:tab/><text:span text:style-name="Tbold"><text:alphabetical-index-mark text:string-value="Reed, John ( - 1886-08-11)"/>Reed, John</text:span>. John was born in Shelbyville, TN, USA.  He died on 1886-08-11 in Shelbyville, TN, USA.  He was buried in 1886-08-00 in Shelbyville, TN, USA. </text:p>
      <text:p text:style-name="AHN-Entry">21.<text:tab/><text:span text:style-name="Tbold"><text:alphabetical-index-mark text:string-value="Goodwin, Sarah ( - )"/>Goodwin, Sarah</text:span>. Sarah was born in Shelbyville, TN, USA.  She died in Shelbyville, TN, USA.  She was buried in 1886 in Loveland, Larimer, CO, USA. </text:p>
      <text:p text:style-name="AHN-Entry">22.<text:tab/><text:span text:style-name="Tbold"><text:alphabetical-index-mark text:string-value="Тихонов, Moses (1827 - 1872)"/>Тихонов, Moses</text:span>. Moses was born in 1827 in Eugene, OR, USA.  He died in 1872 in Ottawa, La Salle, IL, USA.  He was buried in Lexington, NC, USA. </text:p>
      <text:p text:style-name="AHN-Entry">23.<text:tab/><text:span text:style-name="Tbold"><text:alphabetical-index-mark text:string-value="Holt, Bridget (1829-12-00 - 1904-02-14)"/>Holt, Bridget</text:span>. Bridget was born in 1829-12-00 in Manchester, NH, USA.  She died on 1904-02-14 in Ottawa, La Salle, IL, USA.  She was buried in Lexington, NC, USA. </text:p>
      <text:p text:style-name="AHN-Entry">24.<text:tab/><text:span text:style-name="Tbold"><text:alphabetical-index-mark text:string-value="Marín, Alfred Franklin(Frank) ( - 1864-12-25)"/>Marín, Alfred Franklin(Frank)</text:span>. Alfred Franklin(Frank) was born in Paducah, McCracken, KY-IL, USA.  He died on 1864-12-25 in Worthington, MN, USA.  He was buried on 1860-12-27 in Douglas, Coffee, GA, USA. </text:p>
      <text:p text:style-name="AHN-Entry">25.<text:tab/><text:span text:style-name="Tbold"><text:alphabetical-index-mark text:string-value="Floyd, Martha Frances &quot;Fannie&quot; (1843-05-13 - 1913-04-17)"/>Floyd, Martha Frances "Fannie"</text:span>. Martha Frances "Fannie" was born on 1843-05-13 in Provo, UT, USA.  She died on 1913-04-17 in Syracuse, Onondaga, NY, USA.  She was buried on 1913-04-19 in Corpus Christi, Nueces, TX, USA. </text:p>
      <text:p text:style-name="AHN-Entry">26.<text:tab/><text:span text:style-name="Tbold"><text:alphabetical-index-mark text:string-value="Fernandez, Thomas (1825-11-27 - 1902-11-26)"/>Fernandez, Thomas</text:span>. Thomas was born on 1825-11-27 in Escanaba, MI, USA.  He died on 1902-11-26 in Ottawa, La Salle, IL, USA.  He was buried in 1902 in The Villages, Sumter, FL, USA. </text:p>
      <text:p text:style-name="AHN-Entry">27.<text:tab/><text:span text:style-name="Tbold"><text:alphabetical-index-mark text:string-value="Ortega, Catherine (1843 - 1876)"/>Ortega, Catherine</text:span>. Catherine was born in 1843 in Loveland, Larimer, CO, USA.  She died in 1876.  </text:p>
      <text:p text:style-name="AHN-Entry">28.<text:tab/><text:span text:style-name="Tbold"><text:alphabetical-index-mark text:string-value="Boucher, Michael (1820 - 1859-01-09)"/>Boucher, Michael</text:span>. Michael was born in 1820 in Andrews, Andrews, TX, USA.  He died on 1859-01-09 in Beaumont, Jefferson, TX, USA.  He was buried in 1859 in Lexington, NE, USA. </text:p>
      <text:p text:style-name="AHN-Entry">29.<text:tab/><text:span text:style-name="Tbold"><text:alphabetical-index-mark text:string-value="Boucher, Honora (1824 - 1895-02-09)"/>Boucher, Honora</text:span>. Honora was born in 1824 in Loveland, Larimer, CO, USA.  She died on 1895-02-09 in Ottawa, La Salle, IL, USA.  She was buried in 1895-02-00 in Lexington, NE, USA. </text:p>
      <text:p text:style-name="AHN-Entry">30.<text:tab/><text:span text:style-name="Tbold"><text:alphabetical-index-mark text:string-value="Reeves, James (1819-03-24 - 1897-07-11)"/>Reeves, James</text:span>. James was born on 1819-03-24 in Hereford, Deaf Smith, TX, USA.  He died on 1897-07-11 in Cadillac, MI, USA.  He was buried on 1897-07-13 in Fort Collins, Larimer, CO, USA. </text:p>
      <text:p text:style-name="AHN-Entry">31.<text:tab/><text:span text:style-name="Tbold"><text:alphabetical-index-mark text:string-value="Meyer, Catherine (1825-06-19 - 1911-01-30)"/>Meyer, Catherine</text:span>. Catherine was born on 1825-06-19 in Las Vegas, NV, USA.  She died on 1911-01-30 in Cadillac, MI, USA.  She was buried on 1911-02-01 in Fort Collins, Larimer, CO, USA. </text:p>
      <text:h text:style-name="AHN-Generation" text:outline-level="2">Generation 6</text:h>
      <text:p text:style-name="AHN-Entry">44.<text:tab/><text:span text:style-name="Tbold"><text:alphabetical-index-mark text:string-value="Тихонов, Miles? ( - )"/>Тихонов, Miles?</text:span>. Miles? was born in Del Rio, Val Verde, TX, USA.  He died in Del Rio, Val Verde, TX, USA.  </text:p>
      <text:p text:style-name="AHN-Entry">45.<text:tab/><text:span text:style-name="Tbold"><text:alphabetical-index-mark text:string-value="Smith, Anastasia? ( - )"/>Smith, Anastasia?</text:span>. Anastasia? was born in Del Rio, Val Verde, TX, USA.  She died in Del Rio, Val Verde, TX, USA.  </text:p>
      <text:p text:style-name="AHN-Entry">46.<text:tab/><text:span text:style-name="Tbold"><text:alphabetical-index-mark text:string-value="Howell, John ( - )"/>Howell, John</text:span>. John was born in Loveland, Larimer, CO, USA.  He died in Del Rio, Val Verde, TX, USA.  He was buried in Del Rio, Val Verde, TX, USA. </text:p>
      <text:p text:style-name="AHN-Entry">47.<text:tab/><text:span text:style-name="Tbold"><text:alphabetical-index-mark text:string-value="Yates, Sarah ( - )"/>Yates, Sarah</text:span>. Sarah was born in Loveland, Larimer, CO, USA.  She died in Del Rio, Val Verde, TX, USA.  She was buried in Del Rio, Val Verde, TX, USA. </text:p>
      <text:p text:style-name="AHN-Entry">48.<text:tab/><text:span text:style-name="Tbold"><text:alphabetical-index-mark text:string-value="Schultz, John ( - 1860)"/>Schultz, John</text:span>. John was born in Lock Haven, PA, USA.  He died in 1860.  He was buried. </text:p>
      <text:p text:style-name="AHN-Entry">49.<text:tab/><text:span text:style-name="Tbold"><text:alphabetical-index-mark text:string-value="Payne, Jane Coppage ( - 1873-06-07)"/>Payne, Jane Coppage</text:span>. Jane Coppage was born in Laredo, Webb, TX, USA.  She died on 1873-06-07 in Norfolk, NE, USA.  She was buried on 1873-06-07 in Ottawa, La Salle, IL, USA. </text:p>
      <text:p text:style-name="AHN-Entry">50.<text:tab/><text:span text:style-name="Tbold"><text:alphabetical-index-mark text:string-value="Floyd, John S. (1802 - 1893)"/>Floyd, John S.</text:span> John S. was born in 1802 in Lakeland, Polk, FL, USA.  He died in 1893 in Norfolk, NE, USA.  He was buried in Dubuque, Dubuque, IA, USA. </text:p>
      <text:p text:style-name="AHN-Entry">51.<text:tab/><text:span text:style-name="Tbold"><text:alphabetical-index-mark text:string-value="Coleman, Mary (1812 - )"/>Coleman, Mary</text:span>. Mary was born in 1812 in Cincinnati, OH, USA.  She died in Norfolk, NE, USA.  She was buried in Dubuque, Dubuque, IA, USA. </text:p>
      <text:p text:style-name="AHN-Entry">52.<text:tab/><text:span text:style-name="Tbold"><text:alphabetical-index-mark text:string-value="Fernandez, Thomas (1787 - )"/>Fernandez, Thomas</text:span>. Thomas was born in 1787 in Laramie, WY, USA.  He died in Oshkosh, WI, USA.  </text:p>
      <text:p text:style-name="AHN-Entry">53.<text:tab/><text:span text:style-name="Tbold"><text:alphabetical-index-mark text:string-value="Holloway, Sarah (1795-09-10 - )"/>Holloway, Sarah</text:span>. Sarah was born on 1795-09-10 in Bishop, Inyo, CA, USA.  She died in Del Rio, Val Verde, TX, USA.  </text:p>
      <text:p text:style-name="AHN-Entry">56.<text:tab/><text:span text:style-name="Tbold"><text:alphabetical-index-mark text:string-value="Boucher, David ( - )"/>Boucher, David</text:span>. David was born in East Liverpool, OH, USA.  He died in Fargo, ND, USA.  He was buried in Somerset, PA, USA. </text:p>
      <text:p text:style-name="AHN-Entry">57.<text:tab/><text:span text:style-name="Tbold"><text:alphabetical-index-mark text:string-value="Morrison, Nancy ( - )"/>Morrison, Nancy</text:span>. Nancy was born in Loveland, Larimer, CO, USA.  She died in Fargo, ND, USA.  She was buried in Somerset, PA, USA. </text:p>
      <text:p text:style-name="AHN-Entry">60.<text:tab/><text:span text:style-name="Tbold"><text:alphabetical-index-mark text:string-value="Reeves, John ( - )"/>Reeves, John</text:span>. John was born in Toccoa, Stephens, GA, USA.  He died in Lewiston, ME, USA.  He was buried in Sturgis, MI, USA. </text:p>
      <text:p text:style-name="AHN-Entry">61.<text:tab/><text:span text:style-name="Tbold"><text:alphabetical-index-mark text:string-value="McCarthy, Mary ( - )"/>McCarthy, Mary</text:span>. Mary was born in Malone, Franklin, NY, USA.  She died in Los Angeles, Los Angeles, CA, USA.  She was buried in Sturgis, MI, USA. </text:p>
      <text:p text:style-name="AHN-Entry">62.<text:tab/><text:span text:style-name="Tbold"><text:alphabetical-index-mark text:string-value="Meyer, P.D. ( - )"/>Meyer, P.D.</text:span> P.D. was born in Kapaa, HI, USA.  He died in Kapaa, HI, USA.  He was buried in Kapaa, HI, US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AHN-Entry" style:family="paragraph" style:parent-style-name="Standard" style:class="text">
      <style:paragraph-properties fo:margin-left="1.00cm" fo:margin-right="0.00cm" fo:margin-top="0.12cm" fo:margin-bottom="0.12cm" fo:text-align="start" style:justify-single-word="false" fo:text-indent="-1.00cm" style:auto-text-indent="false"/>
      <style:text-properties fo:color="#000000" style:font-name="Times New Roman" fo:font-size="12pt"/>
    </style:style>
    <style:style style:name="AHN-Generation" style:family="paragraph" style:parent-style-name="Standard" style:class="text">
      <style:paragraph-properties fo:margin-left="0.00cm" fo:margin-right="0.00cm" fo:margin-top="0.12cm" fo:margin-bottom="0.12cm" fo:keep-with-next="auto" fo:text-align="start" style:justify-single-word="false" fo:text-indent="0.00cm" style:auto-text-indent="false"/>
      <style:text-properties fo:color="#000000" style:font-name="Arial" fo:font-size="14pt" fo:font-style="italic"/>
    </style:style>
    <style:style style:name="AHN-Title" style:family="paragraph" style:parent-style-name="Standard" style:class="text">
      <style:paragraph-properties fo:margin-left="0.00cm" fo:margin-right="0.00cm" fo:margin-top="0.25cm" fo:margin-bottom="0.25cm" fo:keep-with-next="auto" fo:text-align="center" style:justify-single-word="false" fo:text-indent="0.00cm" style:auto-text-indent="false"/>
      <style:text-properties fo:color="#000000" style:font-name="Arial" fo:font-size="16pt" fo:font-weight="bold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10-10T14:15:48
</meta:creation-date>
    <dc:creator>
    Alex Roitman,,,
</dc:creator>
    <dc:date>
    2015-10-10T14:15:48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